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aseImplementError.TestCaseImplementError( String th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seImplementError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